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-color="#ffffff"/>
    </style:style>
    <style:style style:name="T1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2cm" svg:y="9.25cm" presentation:class="title" presentation:user-transformed="true">
          <draw:text-box>
            <text:p>Python Programming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<text:span text:style-name="T1">Today we are going to learn about python programming language.</text:span></text:p>
            <text:p><text:span text:style-name="T1">Python is a scripting programming language that is very versatile .</text:span></text:p>
            <text:p><text:span text:style-name="T1">It can be used for web application, creating software, web scraping and many more.</text:span></text:p>
            <text:p><text:span text:style-name="T1">It is very powerful, though a scripting language it is a real programming language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9cm" svg:y="1cm" presentation:class="title" presentation:user-transformed="true">
          <draw:text-box>
            <text:p>Introduction to Python programming language<text:line-break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Learn Python <text:s/>man, learn it Goddamn i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98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098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098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98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098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098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4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8.99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8.99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8.9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49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49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21:38:34.625000000</meta:creation-date>
    <meta:editing-duration>PT7M18S</meta:editing-duration>
    <meta:editing-cycles>3</meta:editing-cycles>
    <meta:generator>LibreOffice/6.0.5.2$Windows_x86 LibreOffice_project/54c8cbb85f300ac59db32fe8a675ff7683cd5a16</meta:generator>
    <dc:title>Alizarin</dc:title>
    <dc:date>2018-07-03T22:28:37.124000000</dc:date>
    <meta:document-statistic meta:object-count="45"/>
  </office:meta>
</office:document-meta>
</file>